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Operator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OperatorImpl.equals( @ Nullable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OperatorImpl.TransactionalOperatorImpl( ReactiveTransactionManager transactionManager , TransactionDefinition transactio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OperatorImpl.transactional( Mono &lt; T &gt; 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lOperatorImpl.rollbackOnException( ReactiveTransaction status ,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alOperatorImpl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OperatorImpl.execute( TransactionCallback &lt; T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